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size="14pt" style:font-size-asian="14pt" style:font-size-complex="14pt"/>
    </style:style>
    <style:style style:name="P5" style:family="paragraph" style:parent-style-name="Standard">
      <style:paragraph-properties fo:text-align="center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style:text-position="super 58%"/>
    </style:style>
    <style:style style:name="T5" style:family="text">
      <style:text-properties style:text-position="super 58%" fo:font-size="13pt" style:font-size-asian="13pt" style:font-size-complex="13pt"/>
    </style:style>
    <style:style style:name="T6" style:family="text">
      <style:text-properties style:text-position="super 58%" fo:font-size="14pt" style:font-size-asian="14pt" style:font-size-complex="14pt"/>
    </style:style>
    <style:style style:name="T7" style:family="text">
      <style:text-properties fo:font-size="13pt" style:font-size-asian="13pt" style:font-size-complex="13pt"/>
    </style:style>
    <style:style style:name="T8" style:family="text">
      <style:text-properties fo:font-size="12pt" style:font-size-asian="12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EXAMEN I31 DU 16 JUIN 2015, LICECNCE 2</text:p>
      <text:p text:style-name="P5">D. Michelucci, M-N. Terrasse</text:p>
      <text:p text:style-name="P1"/>
      <text:p text:style-name="P1"/>
      <text:p text:style-name="P2"/>
      <text:p text:style-name="P3">Vous avez droit à tous vos documents personnels. </text:p>
      <text:p text:style-name="P3">Les calculatrices, ordinateurs, téléphones, lunettes et montres connectées sont prohibés. </text:p>
      <text:p text:style-name="P3">Pas de programme !</text:p>
      <text:p text:style-name="P3">Ecrivez lisiblement, et répondez de façon claire et concise.</text:p>
      <text:p text:style-name="P4"/>
      <text:p text:style-name="P4">Question 1. Comme d'habitude, calculez <text:span text:style-name="T1">x, y</text:span> tels que <text:span text:style-name="T1">70 x + 164 y = </text:span>PGCD(<text:span text:style-name="T2">70, 164</text:span>), soit avec l'algorithme d'Euclide généralisé, soit avec sa forme matricielle. </text:p>
      <text:p text:style-name="P4"/>
      <text:p text:style-name="P4">Question 2. Rappelez les règles pour le calcul rapide de la puissance <text:span text:style-name="T1">n</text:span> ième d'un nombre ou d'une matrice <text:span text:style-name="T1">a</text:span>. Ici <text:span text:style-name="T1">n</text:span> est un entier naturel (0, 1, 2, …). Quel est l'ordre de grandeur du nombre de multiplications ? Quelle est la condition sur la taille de la matrice <text:span text:style-name="T1">a</text:span> (nombre de lignes et de colonnes) pour que la question ait un sens ?</text:p>
      <text:p text:style-name="P4"/>
      <text:p text:style-name="P4">Question 3. Soit <text:span text:style-name="T1">P</text:span> un nombre entier naturel premier donné. Soit <text:span text:style-name="T1">a</text:span> un entier naturel donné, dans l'intervalle <text:span text:style-name="T1">[1, P-1]</text:span>. Il existe un entier b dans <text:s/>l'intervalle <text:span text:style-name="T1">[1, P-1]</text:span> tel que le produit de <text:span text:style-name="T1">a</text:span> et <text:span text:style-name="T1">b</text:span> soit égal à <text:span text:style-name="T1">1</text:span> modulo <text:span text:style-name="T1">P</text:span>. On dit que <text:span text:style-name="T1">b</text:span> est l'inverse de <text:span text:style-name="T1">a</text:span> modulo <text:span text:style-name="T1">P</text:span>. Par exemple, pour <text:span text:style-name="T1">P=7</text:span>, si <text:span text:style-name="T1">a=3</text:span>, alors <text:span text:style-name="T1">b=5</text:span> ; en effet, <text:span text:style-name="T1">3 </text:span><text:span text:style-name="T3">fois</text:span><text:span text:style-name="T1"> 5=15</text:span> égale <text:span text:style-name="T1">1</text:span> modulo <text:span text:style-name="T1">7</text:span>. Donnez un algorithme (pas de programme JAVA!) pour calculer <text:span text:style-name="T1">b</text:span>, utilisant la méthode de la puissance rapide à la question 2. </text:p>
      <text:p text:style-name="P4"/>
      <text:p text:style-name="P4">Question 4 (suite de la question 3). Donnez un second algorithme, utilisant l'algorithme d'Euclide généralisé de la question 1.</text:p>
      <text:p text:style-name="P4"/>
      <text:p text:style-name="P4">Remarque : comme mentionné en cours, la cryptographie à clef publique RSA utilise ces algorithmes.</text:p>
      <text:p text:style-name="P4"/>
      <text:p text:style-name="P4">Question 5. Le graphe <text:span text:style-name="T1">orienté</text:span> G est infini. Les points <text:span text:style-name="T1">(x, y)</text:span> du plan, avec <text:span text:style-name="T1">x</text:span> et <text:span text:style-name="T1">y</text:span> des nombres entiers naturels, sont ses sommets. Chaque sommet <text:span text:style-name="T1">(x,y)</text:span> a 2 successeurs : <text:span text:style-name="T1">(x+1, y)</text:span> et <text:span text:style-name="T1">(x, y+1)</text:span>. Le sommet (0, 0) est appelé O. Dessinez le graphe pour <text:span text:style-name="T1">x</text:span> et <text:span text:style-name="T1">y</text:span> dans [0, 4]. Indiquez bien l'orientation des arcs. </text:p>
      <text:p text:style-name="P4"/>
      <text:p text:style-name="P4">Question 6. Donnez des formules (récursives) pour calculer le nombre de chemins entre O et un sommet donné<text:span text:style-name="T1"> (x, y)</text:span>. N'oubliez pas les formules terminales (qui terminent la récursion). Cette fonction est notée Ch(x, y). <text:s/>Indication : il y a au plus 2 sommets possibles juste avant <text:span text:style-name="T1">(x, y)</text:span> dans tout chemin de O à<text:span text:style-name="T1"> (x, y)</text:span>.</text:p>
      <text:p text:style-name="P4"/>
      <text:p text:style-name="P4"><text:soft-page-break/>Question 7 (suite). On note <text:span text:style-name="T1">C(a, b)</text:span> le nombre de façons de choisir <text:span text:style-name="T1">a </text:span>éléments parmi <text:span text:style-name="T1">b</text:span>. Définir Ch(x, y) en fonction de C. Justifier.</text:p>
      <text:p text:style-name="P4"/>
      <text:p text:style-name="P4">Question 8. Des arcs de <text:span text:style-name="T1">(x, y)</text:span> à <text:span text:style-name="T1">(x+1, y+1)</text:span> sont ajoutés au graphe G. Donnez les formules récursives pour le nombre de chemins entre O et le sommet (x, y).</text:p>
      <text:p text:style-name="P4"/>
      <text:p text:style-name="P4">Question 9. Dans les premiers ordinateurs, l'inverse d'un nombre flottant était calculé en utilisant la méthode de Newton. Soit <text:span text:style-name="T1">f(x)= - a + (1/x)</text:span> où <text:span text:style-name="T1">a</text:span> est une constante. On rappelle que, sous certaines conditions, un point fixe de la fonction <text:span text:style-name="T1">N(x)= x – f(x) / f ' (x)</text:span> est une solution de l'équation <text:span text:style-name="T1">f(x)=0</text:span>. </text:p>
      <text:p text:style-name="P4"/>
      <text:p text:style-name="P4">9.a. Donnez l'expression mathématique de <text:span text:style-name="T1">N(x)</text:span> pour cette fonction. Indication : c'est un polynôme de degré 2.</text:p>
      <text:p text:style-name="P4"/>
      <text:p text:style-name="P4">9.b. Donnez l'expression mathématique de N'(x). Quand N'(x) vaut-il : 1, quand vaut-il : -1 ? Pourquoi est-ce important ?</text:p>
      <text:p text:style-name="P4"/>
      <text:p text:style-name="P4">9.c Pour <text:span text:style-name="T1">a=0.25</text:span>, dessinez la courbe de <text:span text:style-name="T1">N(x)</text:span>, pour <text:span text:style-name="T1">x</text:span> compris entre 0 et 6. Tracer la droite d'équation x=y. Dessinez la marche suivie par la méthode de Newton en partant de <text:span text:style-name="T1">x=6</text:span>. </text:p>
      <text:p text:style-name="P4"/>
      <text:p text:style-name="P4">Question 10. La fonction donnant le temps d'exécution T(n) en fonction de n, la taille du problème, est parfois représentée par une courbe avec une échelle logarithmique : tout point (n, T(n)) de cette fonction est représenté par un point (x,y)=(log n, log( T(n))). L'ensemble de ces points (x,y) donne la courbe en question. Vous utiliserez les log en base 2, 10, e, à votre convenance.</text:p>
      <text:p text:style-name="P4"/>
      <text:p text:style-name="P4">10.a. Supposons que la méthode est en temps polynomial ; autrement dit T(n)=Cn<text:span text:style-name="T4">d</text:span> où C est une constante (positive), et <text:span text:style-name="T1">d</text:span> un entier naturel est le degré. Quelle est l'équation (uniquement en fonction de x et y) de la courbe, et quelle est sa forme ? Dessinez la pour <text:span text:style-name="T1">d=1</text:span>, et pour <text:span text:style-name="T2">d=2</text:span>. Vous utiliserez des constantes C &gt; 0 à votre convenance. <text:s/></text:p>
      <text:p text:style-name="P4"/>
      <text:p text:style-name="P4">10.b. Si T(n) = C<text:span text:style-name="T4">n</text:span>, où C&gt;1 est une constante, quelle est l'équation de la courbe (uniquement en fonction de x et y) ? Dessinez la. </text:p>
      <text:p text:style-name="P4"/>
      <text:p text:style-name="P4">10.c. Si <text:s/>T(n) = C log n, quelle est l'équation (uniquement en fonction de x et y) de la courbe ? Quelle est sa forme ? Dessinez l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michel </meta:initial-creator>
    <meta:creation-date>2015-06-03T14:36:04</meta:creation-date>
    <dc:date>2015-06-03T16:06:52</dc:date>
    <dc:creator>dmichel </dc:creator>
    <meta:editing-duration>PT1H30M22S</meta:editing-duration>
    <meta:editing-cycles>3</meta:editing-cycles>
    <meta:generator>LibreOffice/3.5$Linux_X86_64 LibreOffice_project/350m1$Build-2</meta:generator>
    <meta:printed-by>dmichel </meta:printed-by>
    <meta:print-date>2015-06-03T15:58:05</meta:print-date>
    <meta:document-statistic meta:table-count="0" meta:image-count="0" meta:object-count="0" meta:page-count="2" meta:paragraph-count="23" meta:word-count="741" meta:character-count="4085" meta:non-whitespace-character-count="3354"/>
  </office:meta>
</office:document-meta>
</file>